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85c" officeooo:paragraph-rsid="0012f85c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49988" officeooo:paragraph-rsid="00149988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2f85c" officeooo:paragraph-rsid="0012f85c"/>
    </style:style>
    <style:style style:name="P4" style:family="paragraph" style:parent-style-name="Standard">
      <style:text-properties officeooo:rsid="00167a08" officeooo:paragraph-rsid="00167a08"/>
    </style:style>
    <style:style style:name="T1" style:family="text">
      <style:text-properties officeooo:rsid="00160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DO</text:p>
      <text:p text:style-name="P1"/>
      <text:p text:style-name="P1">1) Connection between two esp8266 boards <text:span text:style-name="T1">( can also be doe using server,client)</text:span></text:p>
      <text:p text:style-name="P1">2) Recieve data from sensor</text:p>
      <text:p text:style-name="P1">3) Recieve data from sensor to cloud</text:p>
      <text:p text:style-name="P1">4) mqtt</text:p>
      <text:p text:style-name="P4">5) sending data to google shee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2:52:28.215976355</meta:creation-date>
    <dc:date>2021-05-05T03:09:50.454401073</dc:date>
    <meta:editing-duration>PT4M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6" meta:word-count="34" meta:character-count="185" meta:non-whitespace-character-count="157"/>
  </office:meta>
</office:document-meta>
</file>